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2" xml:id="id1" draw:id="id1" draw:layer="layout" svg:width="4.318cm" svg:height="2.54cm" svg:x="7.986cm" svg:y="13.7cm">
          <draw:glue-point draw:id="4" svg:x="3.876cm" svg:y="3.043cm"/>
          <draw:glue-point draw:id="5" svg:x="3.582cm" svg:y="-3.456cm"/>
          <draw:glue-point draw:id="6" svg:x="-1.47cm" svg:y="5cm"/>
          <draw:glue-point draw:id="7" svg:x="-3.235cm" svg:y="4cm"/>
          <draw:glue-point draw:id="8" svg:x="-4.652cm" svg:y="2.043cm"/>
          <draw:glue-point draw:id="9" svg:x="-4.117cm" svg:y="3cm"/>
          <draw:glue-point draw:id="10" svg:x="-2.352cm" svg:y="4.5cm"/>
          <text:p text:style-name="P1"><text:span text:style-name="T1">Exercise</text:span><text:span text:style-name="T1"><text:line-break/></text:span><text:span text:style-name="T1">uP Controller</text:span></text:p>
        </draw:ellipse>
        <draw:ellipse draw:style-name="text" draw:text-style-name="P3" draw:layer="layout" svg:width="1.143cm" svg:height="1.524cm" svg:x="3.033cm" svg:y="20.431cm">
          <text:p/>
        </draw:ellipse>
        <draw:custom-shape draw:style-name="gr2" draw:text-style-name="P4" xml:id="id5" draw:id="id5" draw:layer="layout" svg:width="2.794cm" svg:height="1.397cm" svg:x="1.703cm" svg:y="10.035cm">
          <text:p text:style-name="P4">3-axis<text:line-break/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2.794cm" svg:height="1.397cm" svg:x="1.83cm" svg:y="4.447cm">
          <text:p text:style-name="P4">Pedal Force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2.794cm" svg:height="1.397cm" svg:x="4.049cm" svg:y="2.524cm">
          <draw:glue-point draw:id="4" svg:x="3.181cm" svg:y="5.003cm"/>
          <draw:glue-point draw:id="5" svg:x="-3.636cm" svg:y="5.003cm"/>
          <text:p text:style-name="P4">Chain Tension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794cm" svg:height="1.27cm" svg:x="1.576cm" svg:y="12.067cm">
          <text:p text:style-name="P4">Motor Amps &amp;<text:line-break/>Volts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667cm" svg:height="1.27cm" svg:x="1.83cm" svg:y="8.146cm">
          <text:p text:style-name="P4">Whee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667cm" svg:height="1.27cm" svg:x="1.854cm" svg:y="6.352cm">
          <text:p text:style-name="P4">Peda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5" draw:id="id35" draw:layer="layout" svg:width="1.674cm" svg:height="1.154cm" svg:x="9.308cm" svg:y="19.785cm">
          <text:p text:style-name="P4">Electric<text:line-break/>Sh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1.651cm" svg:height="1.143cm" svg:x="5.319cm" svg:y="14.388cm">
          <text:p text:style-name="P4">NV 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286cm" svg:height="1.27cm" svg:x="7.223cm" svg:y="2.557cm">
          <text:p text:style-name="P4">Wind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4" draw:id="id14" draw:layer="layout" svg:width="3.048cm" svg:height="1.27cm" svg:x="16.876cm" svg:y="14.335cm">
          <text:p text:style-name="P4">Visual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794cm" svg:height="1.397cm" svg:x="16.984cm" svg:y="17.6cm">
          <text:p text:style-name="P4">Tacti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7.986cm" svg:y1="14.97cm" svg:x2="6.97cm" svg:y2="14.959cm" draw:start-shape="id1" draw:start-glue-point="3" draw:end-shape="id2" draw:end-glue-point="1" svg:d="M7986 14970h-508v-11h-508">
          <text:p/>
        </draw:connector>
        <draw:custom-shape draw:style-name="gr2" draw:text-style-name="P4" xml:id="id11" draw:id="id11" draw:layer="layout" svg:width="2.794cm" svg:height="1.397cm" svg:x="17.257cm" svg:y="8.806cm">
          <text:p text:style-name="P4">Thumb 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667cm" svg:height="1.778cm" svg:x="8.789cm" svg:y="8.62cm">
          <draw:glue-point draw:id="4" svg:x="-5.005cm" svg:y="2.857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text:p text:style-name="P4">Vehicle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1.079cm" svg:x1="10.122cm" svg:y1="10.398cm" svg:x2="10.145cm" svg:y2="13.7cm" draw:start-shape="id3" draw:start-glue-point="2" draw:end-shape="id1" draw:end-glue-point="0" svg:d="M10122 10398v2731h23v571">
          <text:p/>
        </draw:connector>
        <draw:connector draw:style-name="gr4" draw:text-style-name="P4" draw:layer="layout" svg:x1="4.37cm" svg:y1="12.702cm" svg:x2="8.789cm" svg:y2="10.016cm" draw:start-shape="id4" draw:start-glue-point="1" draw:end-shape="id3" draw:end-glue-point="4" svg:d="M4370 12702h2210v-2686h2209">
          <text:p/>
        </draw:connector>
        <draw:connector draw:style-name="gr4" draw:text-style-name="P4" draw:layer="layout" draw:line-skew="-0.973cm" svg:x1="4.497cm" svg:y1="10.733cm" svg:x2="8.789cm" svg:y2="9.762cm" draw:start-shape="id5" draw:start-glue-point="1" draw:end-shape="id3" draw:end-glue-point="5" svg:d="M4497 10733h1173v-971h3119">
          <text:p/>
        </draw:connector>
        <draw:connector draw:style-name="gr4" draw:text-style-name="P4" draw:layer="layout" draw:line-skew="-0.973cm" svg:x1="4.497cm" svg:y1="8.781cm" svg:x2="8.789cm" svg:y2="9.509cm" draw:start-shape="id6" draw:start-glue-point="1" draw:end-shape="id3" draw:end-glue-point="3" svg:d="M4497 8781h1173v728h3119">
          <text:p/>
        </draw:connector>
        <draw:connector draw:style-name="gr4" draw:text-style-name="P5" draw:layer="layout" draw:line-skew="-0.604cm" svg:x1="4.521cm" svg:y1="6.987cm" svg:x2="8.789cm" svg:y2="9.256cm" draw:start-shape="id7" draw:start-glue-point="1" draw:end-shape="id3" draw:end-glue-point="6" svg:d="M4521 6987h1530v2269h2738">
          <text:p/>
        </draw:connector>
        <draw:connector draw:style-name="gr5" draw:text-style-name="P4" draw:layer="layout" svg:x1="7.859cm" svg:y1="9.509cm" svg:x2="7.859cm" svg:y2="9.509cm" svg:d="M7859 9509z">
          <text:p/>
        </draw:connector>
        <draw:connector draw:style-name="gr4" draw:text-style-name="P4" draw:layer="layout" draw:line-skew="-0.275cm" svg:x1="4.624cm" svg:y1="5.145cm" svg:x2="8.789cm" svg:y2="9.002cm" draw:start-shape="id8" draw:start-glue-point="1" draw:end-shape="id3" draw:end-glue-point="7" svg:d="M4624 5145h1808v3857h2357">
          <text:p/>
        </draw:connector>
        <draw:connector draw:style-name="gr4" draw:text-style-name="P4" draw:layer="layout" draw:line-skew="-1.461cm" svg:x1="6.334cm" svg:y1="3.92cm" svg:x2="9.257cm" svg:y2="8.62cm" draw:start-shape="id9" draw:start-glue-point="4" draw:end-shape="id3" draw:end-glue-point="10" svg:d="M6334 3920v890h2923v3810">
          <text:p/>
        </draw:connector>
        <draw:connector draw:style-name="gr4" draw:text-style-name="P4" draw:layer="layout" draw:line-skew="-1.652cm" svg:x1="8.366cm" svg:y1="3.827cm" svg:x2="9.638cm" svg:y2="8.62cm" draw:start-shape="id10" draw:start-glue-point="2" draw:end-shape="id3" draw:end-glue-point="11" svg:d="M8366 3827v745h1272v4048">
          <text:p/>
        </draw:connector>
        <draw:connector draw:style-name="gr6" draw:text-style-name="P4" draw:layer="layout" svg:x1="17.257cm" svg:y1="9.504cm" svg:x2="15.351cm" svg:y2="10.652cm" draw:start-shape="id11" draw:start-glue-point="3" draw:end-shape="id12" draw:end-glue-point="4" svg:d="M17257 9504h-952v1148h-954">
          <text:p/>
        </draw:connector>
        <draw:custom-shape draw:style-name="gr2" draw:text-style-name="P4" xml:id="id15" draw:id="id15" draw:layer="layout" svg:width="2.989cm" svg:height="1.27cm" svg:x="16.935cm" svg:y="15.986cm">
          <text:p text:style-name="P4">Audib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2.159cm" svg:height="1.27cm" svg:x="13.193cm" svg:y="10.398cm">
          <draw:glue-point draw:id="4" svg:x="5.002cm" svg:y="-3cm"/>
          <draw:glue-point draw:id="5" svg:x="5.002cm" svg:y="3cm"/>
          <text:p text:style-name="P4">User In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1.905cm" svg:height="1.524cm" svg:x="13.515cm" svg:y="15.049cm">
          <draw:glue-point draw:id="4" svg:x="5.002cm" svg:y="-2.427cm"/>
          <draw:glue-point draw:id="5" svg:x="5.002cm" svg:y="2.572cm"/>
          <text:p text:style-name="P4">User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5.419cm" svg:y1="15.442cm" svg:x2="16.876cm" svg:y2="14.97cm" draw:start-shape="id13" draw:start-glue-point="4" draw:end-shape="id14" svg:d="M15419 15442h729v-472h728">
          <text:p/>
        </draw:connector>
        <draw:connector draw:style-name="gr6" draw:text-style-name="P4" draw:layer="layout" svg:x1="15.42cm" svg:y1="15.811cm" svg:x2="16.935cm" svg:y2="16.621cm" draw:start-shape="id13" draw:start-glue-point="1" draw:end-shape="id15" svg:d="M15420 15811h757v810h758">
          <text:p/>
        </draw:connector>
        <draw:connector draw:style-name="gr6" draw:text-style-name="P4" draw:layer="layout" draw:line-skew="-0.342cm" svg:x1="15.419cm" svg:y1="16.202cm" svg:x2="16.984cm" svg:y2="18.298cm" draw:start-shape="id13" draw:start-glue-point="5" draw:end-shape="id16" svg:d="M15419 16202h441v2096h1124">
          <text:p/>
        </draw:connector>
        <draw:connector draw:style-name="gr6" draw:text-style-name="P4" draw:layer="layout" svg:x1="12.304cm" svg:y1="14.97cm" svg:x2="13.515cm" svg:y2="15.811cm" draw:start-shape="id1" draw:start-glue-point="1" draw:end-shape="id13" draw:end-glue-point="3" svg:d="M12304 14970h605v841h606">
          <text:p/>
        </draw:connector>
        <draw:custom-shape draw:style-name="gr7" draw:text-style-name="P4" xml:id="id18" draw:id="id18" draw:layer="layout" svg:width="3.556cm" svg:height="1.397cm" svg:x="13.701cm" svg:y="19.669cm">
          <draw:glue-point draw:id="4" svg:x="2.5cm" svg:y="5.003cm"/>
          <draw:glue-point draw:id="5" svg:x="-2.142cm" svg:y="5.003cm"/>
          <text:p text:style-name="P4">External Applications<text:line-break/>and 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2.032cm" svg:height="1.143cm" svg:x="17.257cm" svg:y="10.457cm">
          <text:p text:style-name="P4">Butt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7.257cm" svg:y1="11.028cm" svg:x2="15.352cm" svg:y2="11.033cm" draw:start-shape="id17" draw:start-glue-point="3" draw:end-shape="id12" draw:end-glue-point="1" svg:d="M17257 11028h-952v5h-953">
          <text:p/>
        </draw:connector>
        <draw:connector draw:style-name="gr3" draw:text-style-name="P4" draw:layer="layout" draw:line-skew="-1.195cm" svg:x1="13.701cm" svg:y1="20.367cm" svg:x2="11.818cm" svg:y2="15.742cm" draw:start-shape="id18" draw:start-glue-point="3" draw:end-shape="id1" draw:end-glue-point="4" svg:d="M13701 20367h-1893v-4625h10">
          <text:p/>
        </draw:connector>
        <draw:custom-shape draw:style-name="gr7" draw:text-style-name="P4" xml:id="id19" draw:id="id19" draw:layer="layout" svg:width="1.397cm" svg:height="0.825cm" svg:x="13.447cm" svg:y="23.035cm">
          <text:p text:style-name="P4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0" draw:id="id20" draw:layer="layout" svg:width="1.524cm" svg:height="1.333cm" svg:x="15.987cm" svg:y="22.781cm">
          <text:p text:style-name="P4">Internet</text:p>
          <text:p text:style-name="P4">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4.718cm" svg:y1="21.065cm" svg:x2="14.145cm" svg:y2="23.035cm" draw:start-shape="id18" draw:start-glue-point="5" draw:end-shape="id19" draw:end-glue-point="0" svg:d="M14718 21065v985h-573v985">
          <text:p/>
        </draw:connector>
        <draw:connector draw:style-name="gr3" draw:text-style-name="P4" draw:layer="layout" svg:x1="16.749cm" svg:y1="22.781cm" svg:x2="16.368cm" svg:y2="21.065cm" draw:start-shape="id20" draw:start-glue-point="0" draw:end-shape="id18" draw:end-glue-point="4" svg:d="M16749 22781v-858h-381v-858">
          <text:p/>
        </draw:connector>
        <draw:connector draw:style-name="gr3" draw:text-style-name="P4" draw:layer="layout" svg:x1="14.844cm" svg:y1="23.447cm" svg:x2="15.987cm" svg:y2="23.447cm" draw:start-shape="id19" draw:start-glue-point="1" draw:end-shape="id20" draw:end-glue-point="3" svg:d="M14844 23447h1143">
          <text:p/>
        </draw:connector>
        <draw:connector draw:style-name="gr3" draw:text-style-name="P4" draw:layer="layout" svg:x1="11.668cm" svg:y1="9.763cm" svg:x2="11.668cm" svg:y2="9.763cm" svg:d="M11668 9763z">
          <text:p/>
        </draw:connector>
        <draw:connector draw:style-name="gr6" draw:text-style-name="P4" draw:layer="layout" svg:x1="14.272cm" svg:y1="11.668cm" svg:x2="11.691cm" svg:y2="14.093cm" draw:start-shape="id12" draw:start-glue-point="2" draw:end-shape="id1" draw:end-glue-point="5" svg:d="M14272 11668v1017h-2581v1408">
          <text:p/>
        </draw:connector>
        <draw:custom-shape draw:style-name="gr2" draw:text-style-name="P4" xml:id="id31" draw:id="id31" draw:layer="layout" svg:width="1.778cm" svg:height="1.016cm" svg:x="4.176cm" svg:y="19.796cm">
          <draw:glue-point draw:id="4" svg:x="-2.857cm" svg:y="5.004cm"/>
          <draw:glue-point draw:id="5" svg:x="2.142cm" svg:y="5.004cm"/>
          <text:p text:style-name="P4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2" draw:id="id32" draw:layer="layout" svg:width="2.286cm" svg:height="1.27cm" svg:x="7.097cm" svg:y="22.844cm">
          <text:p text:style-name="P4">Pedal Assist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1" draw:id="id21" draw:layer="layout" svg:width="2.032cm" svg:height="0.964cm" svg:x="13.215cm" svg:y="5.624cm">
          <draw:glue-point draw:id="4" svg:x="3.125cm" svg:y="5.019cm"/>
          <draw:glue-point draw:id="5" svg:x="0.939cm" svg:y="-5cm"/>
          <draw:glue-point draw:id="6" svg:x="3.439cm" svg:y="-5cm"/>
          <draw:glue-point draw:id="7" svg:x="-3.435cm" svg:y="-5cm"/>
          <draw:glue-point draw:id="8" svg:x="-1.56cm" svg:y="-5cm"/>
          <draw:glue-point draw:id="9" svg:x="5.009cm" svg:y="-3.682cm"/>
          <draw:glue-point draw:id="10" svg:x="5.009cm" svg:y="2.904cm"/>
          <text:p text:style-name="P4">Bio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4.231cm" svg:y1="6.588cm" svg:x2="14.272cm" svg:y2="10.398cm" draw:start-shape="id21" draw:start-glue-point="2" draw:end-shape="id12" draw:end-glue-point="0" svg:d="M14231 6588v1906h41v1904">
          <text:p/>
        </draw:connector>
        <draw:custom-shape draw:style-name="gr2" draw:text-style-name="P4" xml:id="id22" draw:id="id22" draw:layer="layout" svg:width="2.413cm" svg:height="1.27cm" svg:x="10.485cm" svg:y="2.47cm">
          <text:p text:style-name="P4">Heart Monitor/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1.669cm" svg:height="1.27cm" svg:x="13.152cm" svg:y="2.449cm">
          <text:p text:style-name="P4">Blood<text:line-break/>Press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4" draw:id="id24" draw:layer="layout" svg:width="1.905cm" svg:height="1.27cm" svg:x="15.184cm" svg:y="2.453cm">
          <text:p text:style-name="P4">Respiration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5" draw:id="id25" draw:layer="layout" svg:width="2.304cm" svg:height="1.27cm" svg:x="17.325cm" svg:y="2.435cm">
          <text:p text:style-name="P4">Blood Oxygen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1.691cm" svg:y1="3.74cm" svg:x2="13.534cm" svg:y2="5.624cm" draw:start-shape="id22" draw:start-glue-point="2" draw:end-shape="id21" draw:end-glue-point="7" svg:d="M11691 3740v943h1843v941">
          <text:p/>
        </draw:connector>
        <draw:connector draw:style-name="gr6" draw:text-style-name="P4" draw:layer="layout" svg:x1="13.986cm" svg:y1="3.719cm" svg:x2="13.915cm" svg:y2="5.624cm" draw:start-shape="id23" draw:start-glue-point="2" draw:end-shape="id21" draw:end-glue-point="8" svg:d="M13986 3719v953h-71v952">
          <text:p/>
        </draw:connector>
        <draw:connector draw:style-name="gr6" draw:text-style-name="P4" draw:layer="layout" draw:line-skew="-0.447cm" svg:x1="16.136cm" svg:y1="3.723cm" svg:x2="14.421cm" svg:y2="5.624cm" draw:start-shape="id24" draw:start-glue-point="2" draw:end-shape="id21" draw:end-glue-point="5" svg:d="M16136 3723v504h-1715v1397">
          <text:p/>
        </draw:connector>
        <draw:connector draw:style-name="gr6" draw:text-style-name="P4" draw:layer="layout" svg:x1="18.477cm" svg:y1="3.705cm" svg:x2="14.929cm" svg:y2="5.624cm" draw:start-shape="id25" draw:start-glue-point="2" draw:end-shape="id21" draw:end-glue-point="6" svg:d="M18477 3705v960h-3548v959">
          <text:p/>
        </draw:connector>
        <draw:custom-shape draw:style-name="gr2" draw:text-style-name="P4" xml:id="id26" draw:id="id26" draw:layer="layout" svg:width="2.159cm" svg:height="1.27cm" svg:x="17.257cm" svg:y="11.922cm">
          <text:p text:style-name="P4">Touch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7.257cm" svg:y1="12.557cm" svg:x2="15.351cm" svg:y2="11.414cm" draw:start-shape="id26" draw:start-glue-point="3" draw:end-shape="id12" draw:end-glue-point="5" svg:d="M17257 12557h-953v-1143h-953">
          <text:p/>
        </draw:connector>
        <draw:custom-shape draw:style-name="gr2" draw:text-style-name="P4" xml:id="id27" draw:id="id27" draw:layer="layout" svg:width="2.032cm" svg:height="1.016cm" svg:x="17.384cm" svg:y="5.064cm">
          <text:p text:style-name="P4">Blood Sugar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8" draw:id="id28" draw:layer="layout" svg:width="2.032cm" svg:height="1.143cm" svg:x="17.384cm" svg:y="6.842cm">
          <text:p text:style-name="P4">Brain Wa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7.384cm" svg:y1="5.572cm" svg:x2="15.247cm" svg:y2="5.752cm" draw:start-shape="id27" draw:start-glue-point="3" draw:end-shape="id21" draw:end-glue-point="9" svg:d="M17384 5572h-1068v180h-1069">
          <text:p/>
        </draw:connector>
        <draw:connector draw:style-name="gr6" draw:text-style-name="P4" draw:layer="layout" svg:x1="17.384cm" svg:y1="7.413cm" svg:x2="15.247cm" svg:y2="6.385cm" draw:start-shape="id28" draw:start-glue-point="3" draw:end-shape="id21" draw:end-glue-point="10" svg:d="M17384 7413h-1068v-1028h-1069">
          <text:p/>
        </draw:connector>
        <draw:custom-shape draw:style-name="gr2" draw:text-style-name="P4" xml:id="id29" draw:id="id29" draw:layer="layout" svg:width="1.778cm" svg:height="1.016cm" svg:x="6.208cm" svg:y="19.771cm">
          <draw:glue-point draw:id="4" svg:x="-2.142cm" svg:y="5.019cm"/>
          <draw:glue-point draw:id="5" svg:x="2.142cm" svg:y="5.019cm"/>
          <text:p text:style-name="P4"><text:span text:style-name="T2">Motor</text:span></text:p>
          <text:p text:style-name="P4"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6.717cm" svg:y1="20.787cm" svg:x2="6.334cm" svg:y2="24.242cm" draw:start-shape="id29" draw:start-glue-point="4" draw:end-shape="id30" draw:end-glue-point="4" svg:d="M6717 20787v1727h-383v1728">
          <text:p/>
        </draw:connector>
        <draw:connector draw:style-name="gr3" draw:text-style-name="P4" draw:layer="layout" svg:x1="5.445cm" svg:y1="20.812cm" svg:x2="5.447cm" svg:y2="24.242cm" draw:start-shape="id31" draw:start-glue-point="5" draw:end-shape="id30" draw:end-glue-point="5" svg:d="M5445 20812v1715h2v1715">
          <text:p/>
        </draw:connector>
        <draw:custom-shape draw:style-name="gr2" draw:text-style-name="P4" xml:id="id30" draw:id="id30" draw:layer="layout" svg:width="1.905cm" svg:height="1.143cm" svg:x="4.938cm" svg:y="24.241cm">
          <draw:glue-point draw:id="4" svg:x="2.335cm" svg:y="-4.995cm"/>
          <draw:glue-point draw:id="5" svg:x="-2.33cm" svg:y="-4.995cm"/>
          <text:p text:style-name="P4"><text:span text:style-name="T3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7.477cm" svg:y1="20.787cm" svg:x2="8.24cm" svg:y2="22.844cm" draw:start-shape="id29" draw:start-glue-point="5" draw:end-shape="id32" svg:d="M7477 20787v1029h763v1028">
          <text:p/>
        </draw:connector>
        <draw:connector draw:style-name="gr3" draw:text-style-name="P4" draw:layer="layout" draw:line-skew="-0.369cm" svg:x1="7.097cm" svg:y1="19.771cm" svg:x2="9.511cm" svg:y2="16.24cm" draw:start-shape="id29" draw:start-glue-point="0" draw:end-shape="id1" draw:end-glue-point="6" svg:d="M7097 19771v-2134h2414v-1397">
          <text:p/>
        </draw:connector>
        <draw:connector draw:style-name="gr3" draw:text-style-name="P4" draw:layer="layout" draw:line-skew="-0.698cm" svg:x1="5.065cm" svg:y1="19.796cm" svg:x2="8.749cm" svg:y2="15.986cm" draw:start-shape="id31" draw:start-glue-point="0" draw:end-shape="id1" draw:end-glue-point="7" svg:d="M5065 19796v-2476h3684v-1334">
          <text:p/>
        </draw:connector>
        <draw:custom-shape draw:style-name="gr2" draw:text-style-name="P4" draw:layer="layout" svg:width="1.778cm" svg:height="1.016cm" svg:x="6.208cm" svg:y="19.772cm">
          <draw:glue-point draw:id="4" svg:x="-2.142cm" svg:y="5.019cm"/>
          <draw:glue-point draw:id="5" svg:x="2.142cm" svg:y="5.019cm"/>
          <text:p text:style-name="P4"><text:span text:style-name="T2">Motor</text:span></text:p>
          <text:p text:style-name="P4"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905cm" svg:height="1.143cm" svg:x="4.938cm" svg:y="24.242cm">
          <draw:glue-point draw:id="4" svg:x="2.335cm" svg:y="-4.995cm"/>
          <draw:glue-point draw:id="5" svg:x="-2.33cm" svg:y="-4.995cm"/>
          <text:p text:style-name="P4"><text:span text:style-name="T3">Mo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3" draw:id="id33" draw:layer="layout" svg:width="1.651cm" svg:height="1.143cm" svg:x="2.208cm" svg:y="19.796cm">
          <text:p text:style-name="P4">Retarder<text:line-break/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4" draw:id="id34" draw:layer="layout" svg:width="1.651cm" svg:height="1.016cm" svg:x="2.208cm" svg:y="22.59cm">
          <text:p text:style-name="P4">Retarding<text:line-break/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033cm" svg:y1="20.939cm" svg:x2="3.033cm" svg:y2="22.59cm" draw:start-shape="id33" draw:start-glue-point="2" draw:end-shape="id34" draw:end-glue-point="0" svg:d="M3033 20939v1651">
          <text:p/>
        </draw:connector>
        <draw:connector draw:style-name="gr3" draw:text-style-name="P4" draw:layer="layout" svg:x1="3.033cm" svg:y1="19.796cm" svg:x2="8.368cm" svg:y2="15.732cm" draw:start-shape="id33" draw:start-glue-point="0" draw:end-shape="id1" draw:end-glue-point="9" svg:d="M3033 19796v-4064h5335">
          <text:p/>
        </draw:connector>
        <draw:connector draw:style-name="gr3" draw:text-style-name="P4" draw:layer="layout" svg:x1="10.145cm" svg:y1="16.24cm" svg:x2="10.145cm" svg:y2="19.785cm" draw:start-shape="id1" draw:start-glue-point="2" draw:end-shape="id35" draw:end-glue-point="0" svg:d="M10145 16240v3545">
          <text:p/>
        </draw:connector>
        <draw:connector draw:style-name="gr3" draw:text-style-name="P4" draw:layer="layout" svg:x1="3.859cm" svg:y1="23.098cm" svg:x2="4.558cm" svg:y2="20.812cm" draw:start-shape="id34" draw:start-glue-point="1" draw:end-shape="id31" draw:end-glue-point="4" svg:d="M3859 23098h699v-2286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8T12:02:22.72</meta:creation-date>
    <meta:editing-duration>PT7M1S</meta:editing-duration>
    <meta:editing-cycles>3</meta:editing-cycles>
    <dc:date>2018-01-08T12:24:24.51</dc:date>
    <dc:creator>Larry Beck</dc:creator>
    <meta:generator>OpenOffice/4.1.5$Win32 OpenOffice.org_project/415m1$Build-9789</meta:generator>
    <meta:document-statistic meta:object-count="100"/>
  </office:meta>
</office:document-meta>
</file>